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2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1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1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1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0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0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0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0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0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0928" calcext:value-type="float">
            <text:p>47.8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0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9864" calcext:value-type="float">
            <text:p>47.6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0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3502</text:p>
          </table:table-cell>
          <table:table-cell office:value-type="string" calcext:value-type="string">
            <text:p>200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